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style:font-name="Times New Roman" officeooo:rsid="0008c033" officeooo:paragraph-rsid="000b45cd"/>
    </style:style>
    <style:style style:name="P3" style:family="paragraph" style:parent-style-name="Table_20_Contents">
      <style:text-properties style:font-name="Times New Roman" officeooo:rsid="000c4c67" officeooo:paragraph-rsid="0009380b"/>
    </style:style>
    <style:style style:name="P4" style:family="paragraph" style:parent-style-name="Table_20_Contents">
      <style:text-properties style:font-name="Times New Roman" officeooo:paragraph-rsid="0009380b"/>
    </style:style>
    <style:style style:name="P5" style:family="paragraph" style:parent-style-name="Table_20_Contents">
      <style:text-properties style:font-name="Times New Roman" officeooo:rsid="000c9c2a" officeooo:paragraph-rsid="000c9c2a"/>
    </style:style>
    <style:style style:name="P6" style:family="paragraph" style:parent-style-name="Table_20_Contents">
      <style:text-properties style:font-name="Times New Roman" officeooo:rsid="000d10c9" officeooo:paragraph-rsid="000d10c9"/>
    </style:style>
    <style:style style:name="P7" style:family="paragraph" style:parent-style-name="Text_20_body">
      <style:paragraph-properties fo:text-align="center" style:justify-single-word="false"/>
      <style:text-properties officeooo:paragraph-rsid="0009380b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f6bd8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style:font-name="Times New Roman" officeooo:paragraph-rsid="0009380b"/>
    </style:style>
    <style:style style:name="P10" style:family="paragraph" style:parent-style-name="Azione_20_attore" style:list-style-name="">
      <style:text-properties style:font-name="Times New Roman" officeooo:paragraph-rsid="000c9c2a"/>
    </style:style>
    <style:style style:name="P11" style:family="paragraph" style:parent-style-name="Azione_20_attore">
      <style:text-properties style:font-name="Times New Roman" officeooo:rsid="000c9c2a" officeooo:paragraph-rsid="000c9c2a"/>
    </style:style>
    <style:style style:name="P12" style:family="paragraph" style:parent-style-name="Azione_20_attore">
      <style:text-properties style:font-name="Times New Roman" officeooo:rsid="000ad213" officeooo:paragraph-rsid="0009380b"/>
    </style:style>
    <style:style style:name="P13" style:family="paragraph" style:parent-style-name="Azione_20_sistema">
      <style:text-properties style:font-name="Times New Roman" officeooo:rsid="000ad213" officeooo:paragraph-rsid="0009380b"/>
    </style:style>
    <style:style style:name="T1" style:family="text">
      <style:text-properties officeooo:rsid="0011615f"/>
    </style:style>
    <style:style style:name="T2" style:family="text">
      <style:text-properties fo:font-weight="normal" officeooo:rsid="00098bf2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fo:font-weight="bold" officeooo:rsid="000c9c2a" style:font-weight-asian="bold" style:font-weight-complex="bold"/>
    </style:style>
    <style:style style:name="T7" style:family="text">
      <style:text-properties officeooo:rsid="001bdef1"/>
    </style:style>
    <style:style style:name="T8" style:family="text">
      <style:text-properties officeooo:rsid="000a0e29"/>
    </style:style>
    <style:style style:name="T9" style:family="text">
      <style:text-properties officeooo:rsid="000b45cd"/>
    </style:style>
    <style:style style:name="T10" style:family="text">
      <style:text-properties officeooo:rsid="000c9c2a"/>
    </style:style>
    <style:style style:name="T11" style:family="text">
      <style:text-properties officeooo:rsid="0002cdbc"/>
    </style:style>
    <style:style style:name="T12" style:family="text">
      <style:text-properties officeooo:rsid="000425b2"/>
    </style:style>
    <style:style style:name="T13" style:family="text">
      <style:text-properties officeooo:rsid="000f6bd8"/>
    </style:style>
    <style:style style:name="T14" style:family="text">
      <style:text-properties officeooo:rsid="00115d6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Fattura Paga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Iniziato da: </text:span>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3">L'utente accede al sistema e viene riconosciuto come </text:span><text:span text:style-name="T2">Impiegato</text:span></text:p>
            <text:p text:style-name="P10"><text:span text:style-name="T10">L'impiegato</text:span><text:span text:style-name="T3"> accede </text:span><text:span text:style-name="T4">alla sezione </text:span><text:span text:style-name="T9">“</text:span><text:span text:style-name="T10">Fattura Pagamento</text:span><text:span text:style-name="T9">”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0369963" text:style-name="Numerazione_20_UC">
              <text:list-item>
                <text:p text:style-name="P11">L'impiegato seleziona l'utente per il quale vuole inviare la fattura.</text:p>
              </text:list-item>
              <text:list-item>
                <text:p text:style-name="P13">Il sistema mostra <text:span text:style-name="T9">un form </text:span><text:span text:style-name="T10">dove inserire l'importo della retta </text:span><text:span text:style-name="T14">mensile di base, aggiungere eventuali extra (supplementi pasto/orario) e scalare eventuali bonus (sconto famiglia, dipendenti...).</text:span></text:p>
              </text:list-item>
              <text:list-item>
                <text:p text:style-name="P12">L<text:span text:style-name="T5">'</text:span>utente <text:span text:style-name="T9">compila il form e lo sottomette </text:span><text:span text:style-name="T14">al sistema.</text:span></text:p>
              </text:list-item>
              <text:list-item>
                <text:p text:style-name="P13">Il <text:span text:style-name="T14">sistema</text:span> <text:span text:style-name="T10">mostra un messaggio di conferma e sposta la schermata alla sezione “Invia Promemoria” (</text:span><text:span text:style-name="T6">include “Promemoria Fattura</text:span><text:span text:style-name="T10">)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9">L'impiegato </text:span><text:span text:style-name="T10">riceve il messaggio di conferma</text:span><text:span text:style-name="T9"> </text:span><text:span text:style-name="T14">di promemoria inviat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369964" text:style-name="L1">
              <text:list-item>
                <text:p text:style-name="P9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7">L'impiegato deve poter visualizzare </text:span><text:span text:style-name="T8">il messaggio di conferma entro 20 secondi.</text:span></text:p>
          </table:table-cell>
        </table:table-row>
      </table:table>
      <text:p text:style-name="P8">UC<text:span text:style-name="T13">3</text:span>: <text:span text:style-name="T12">L</text:span><text:span text:style-name="T11">'impiegato </text:span><text:span text:style-name="T13">invia la fattura ai clienti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5T10:27:01.51</dc:date>
    <meta:editing-duration>PT20M21S</meta:editing-duration>
    <meta:editing-cycles>13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21" meta:word-count="152" meta:character-count="1033" meta:non-whitespace-character-count="907"/>
  </office:meta>
</office:document-meta>
</file>